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Mangal1" svg:font-family="Mangal"/>
    <style:font-face style:name="OpenSymbol1" svg:font-family="OpenSymbol"/>
    <style:font-face style:name="serif" svg:font-family="serif"/>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text-underline-style="solid" style:text-underline-width="auto" style:text-underline-color="font-color" fo:font-weight="bold" style:font-weight-asian="bold" style:font-weight-complex="bold"/>
    </style:style>
    <style:style style:name="P2" style:family="paragraph" style:parent-style-name="Standard">
      <style:text-properties style:text-underline-style="none" fo:font-weight="bold" style:font-weight-asian="bold" style:font-weight-complex="bold"/>
    </style:style>
    <style:style style:name="P3" style:family="paragraph" style:parent-style-name="Preformatted_20_Text">
      <style:paragraph-properties loext:contextual-spacing="false" fo:margin-top="0cm" fo:margin-bottom="0.499cm" fo:text-align="start" style:justify-single-word="false" style:writing-mode="lr-tb"/>
      <style:text-properties style:font-name="Liberation Serif" fo:font-size="12pt" style:text-underline-style="none" fo:font-weight="normal" style:font-size-asian="12pt" style:font-weight-asian="normal" style:font-size-complex="12pt" style:font-weight-complex="normal"/>
    </style:style>
    <style:style style:name="P4" style:family="paragraph" style:parent-style-name="Standard">
      <style:text-properties style:text-underline-style="none" fo:font-weight="normal" style:font-weight-asian="normal" style:font-weight-complex="normal"/>
    </style:style>
    <style:style style:name="P5" style:family="paragraph" style:parent-style-name="Standard" style:list-style-name="L2">
      <style:text-properties style:text-underline-style="none" fo:font-weight="normal" style:font-weight-asian="normal" style:font-weight-complex="normal"/>
    </style:style>
    <style:style style:name="P6" style:family="paragraph" style:parent-style-name="Standard" style:list-style-name="L4">
      <style:text-properties style:text-underline-style="none" fo:font-weight="normal" style:font-weight-asian="normal" style:font-weight-complex="normal"/>
    </style:style>
    <style:style style:name="P7" style:family="paragraph" style:parent-style-name="Standard" style:list-style-name="L6">
      <style:text-properties style:text-underline-style="none" fo:font-weight="normal" style:font-weight-asian="normal" style:font-weight-complex="normal"/>
    </style:style>
    <style:style style:name="P8" style:family="paragraph" style:parent-style-name="Standard">
      <style:text-properties style:text-underline-style="none" fo:font-weight="bold" style:font-weight-asian="bold" style:font-weight-complex="bold"/>
    </style:style>
    <style:style style:name="P9" style:family="paragraph" style:parent-style-name="Standard">
      <style:text-properties style:text-underline-style="solid" style:text-underline-width="auto" style:text-underline-color="font-color" fo:font-weight="bold" style:font-weight-asian="bold" style:font-weight-complex="bold"/>
    </style:style>
    <style:style style:name="P10" style:family="paragraph" style:parent-style-name="Standard" style:list-style-name="L2">
      <style:text-properties style:text-underline-style="solid" style:text-underline-width="auto" style:text-underline-color="font-color" fo:font-weight="bold" style:font-weight-asian="bold" style:font-weight-complex="bold"/>
    </style:style>
    <style:style style:name="P11" style:family="paragraph" style:parent-style-name="Standard" style:list-style-name="L5">
      <style:text-properties style:text-underline-style="solid" style:text-underline-width="auto" style:text-underline-color="font-color" fo:font-weight="bold" style:font-weight-asian="bold" style:font-weight-complex="bold"/>
    </style:style>
    <style:style style:name="P12" style:family="paragraph" style:parent-style-name="Standard">
      <style:text-properties style:text-underline-style="solid" style:text-underline-width="auto" style:text-underline-color="font-color" fo:font-weight="normal" style:font-weight-asian="normal" style:font-weight-complex="normal"/>
    </style:style>
    <style:style style:name="P13" style:family="paragraph" style:parent-style-name="Standard" style:list-style-name="L2"/>
    <style:style style:name="P14" style:family="paragraph" style:parent-style-name="Standard">
      <style:text-properties style:font-name="serif" fo:font-size="12pt" style:text-underline-style="solid" style:text-underline-width="auto" style:text-underline-color="font-color" fo:font-weight="bold" style:font-size-asian="12pt" style:font-weight-asian="bold" style:font-size-complex="12pt" style:font-weight-complex="bold"/>
    </style:style>
    <style:style style:name="P15" style:family="paragraph" style:parent-style-name="Standard">
      <style:text-properties style:font-name="serif" fo:font-size="12pt" style:font-size-asian="12pt" style:font-size-complex="12pt"/>
    </style:style>
    <style:style style:name="P16" style:family="paragraph" style:parent-style-name="Standard">
      <style:text-properties style:font-name="serif" fo:font-size="12pt" style:text-underline-style="none" fo:font-weight="normal" style:font-size-asian="12pt" style:font-weight-asian="normal" style:font-size-complex="12pt" style:font-weight-complex="normal"/>
    </style:style>
    <style:style style:name="P17" style:family="paragraph" style:parent-style-name="Standard">
      <style:text-properties style:font-name="serif" fo:font-size="12pt" style:text-underline-style="none" fo:font-weight="bold" style:font-size-asian="12pt" style:font-weight-asian="bold" style:font-size-complex="12pt" style:font-weight-complex="bold"/>
    </style:style>
    <style:style style:name="P18" style:family="paragraph" style:parent-style-name="Standard">
      <style:text-properties style:font-name="serif" fo:font-size="12pt" fo:font-weight="bold" style:font-size-asian="12pt" style:font-weight-asian="bold" style:font-size-complex="12pt" style:font-weight-complex="bold"/>
    </style:style>
    <style:style style:name="P19" style:family="paragraph" style:parent-style-name="Standard">
      <style:text-properties fo:font-size="12pt" style:font-size-asian="12pt" style:font-size-complex="12pt"/>
    </style:style>
    <style:style style:name="T1" style:family="text">
      <style:text-properties style:text-underline-style="none"/>
    </style:style>
    <style:style style:name="T2" style:family="text">
      <style:text-properties style:text-underline-style="none" fo:font-weight="normal" style:font-weight-asian="normal" style:font-weight-complex="normal"/>
    </style:style>
    <style:style style:name="T3" style:family="text">
      <style:text-properties style:text-underline-style="none"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style:font-name="serif"/>
    </style:style>
    <style:style style:name="T6" style:family="text">
      <style:text-properties fo:language="es" fo:country="ES"/>
    </style:style>
    <style:style style:name="T7" style:family="text">
      <style:text-properties fo:language="es" fo:country="ES" style:text-underline-style="none" fo:font-weight="normal" style:font-weight-asian="normal" style:font-weight-complex="normal"/>
    </style:style>
    <style:style style:name="T8" style:family="text">
      <style:text-properties style:text-underline-style="solid" style:text-underline-width="auto" style:text-underline-color="font-color"/>
    </style:style>
    <style:style style:name="T9" style:family="text">
      <style:text-properties fo:font-weight="bold"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 OBJETIVOS</text:p>
      <text:p text:style-name="P4"/>
      <text:p text:style-name="P4">En este capítulo se enumeran las diferentes metas a conseguir durante el desarrollo de este TFG, además de los medios software y hardware que han sido utilizados para su desarrollo. </text:p>
      <text:p text:style-name="P4"/>
      <text:p text:style-name="P2">2.1 OBJETIVO PRINCIPAL</text:p>
      <text:p text:style-name="P4"/>
      <text:p text:style-name="P1"><text:span text:style-name="T2">El objetivo principal de este TFG es la creación de una aplicación que permita generar fuentes y tipos de letra originales y usarlas para transcribir texto.</text:span></text:p>
      <text:p text:style-name="P1"><text:span text:style-name="T2"/></text:p>
      <text:p text:style-name="P14"><text:span text:style-name="T2">Ademas el usuario sera capaz de cambiar los </text:span><text:span text:style-name="T2">parámetros</text:span><text:span text:style-name="T2"> de la Variable Oculta de los VAE para poder </text:span></text:p>
      <text:p text:style-name="P15">generar fuentes propias. El usuario también podrá visualizar las fuentes creadas y podrá borrarlas en </text:p>
      <text:p text:style-name="P19"><text:span text:style-name="T5">caso de que así quiera.</text:span></text:p>
      <text:p text:style-name="P4"/>
      <text:p text:style-name="P2">2.2 OBJETIVOS ESPECIFICOS</text:p>
      <text:p text:style-name="P4"/>
      <text:p text:style-name="P4">Para cumplir con el objetivo principal debemos cumplir una serie de objetivos secundarios para con este TFG. Estos objetivos específicos son:</text:p>
      <text:p text:style-name="P4"/>
      <text:p text:style-name="P1"><text:span text:style-name="T1">2.2.1 ESTUDIO</text:span></text:p>
      <text:p text:style-name="P4"/>
      <text:p text:style-name="P1"><text:span text:style-name="T2">El desarrollo de este proyecto conlleva conocimientos de Machine Learning, Deep Learning, Autoencoders y los Autoencoders Variacionales (VAE) como generadores de objetos. Por lo que se estudiaran documentos científicos y libros divulgativos en estas materias.</text:span></text:p>
      <text:p text:style-name="P1"><text:span text:style-name="T2"/></text:p>
      <text:p text:style-name="P1"><text:span text:style-name="T2">El estudio se divide en varios subobjetivos.</text:span></text:p>
      <text:p text:style-name="P1"><text:span text:style-name="T2"/></text:p>
      <text:p text:style-name="P1"><text:span text:style-name="T1">2.2.1.1 Redes neuronales y Deep Learning</text:span></text:p>
      <text:p text:style-name="P1"/>
      <text:p text:style-name="P4">Para comenzar el estudio primero debemos tener claro los conceptos de Red Neuronal y Aprendizaje profundo (Deep Learning).</text:p>
      <text:p text:style-name="P4"/>
      <text:p text:style-name="P2">2.2.1.2 Autoencoders</text:p>
      <text:p text:style-name="P4"/>
      <text:p text:style-name="P4">Profundizando en el estudio estudiaremos una clase de Red Neuronal dentro del ámbito del Deep Learning llamadas Autoencoders que explicaremos mas adelante.</text:p>
      <text:p text:style-name="P4"/>
      <text:p text:style-name="P2">2.2.1.3 Autoencoders Variacionales</text:p>
      <text:p text:style-name="P4"/>
      <text:p text:style-name="P4">Como ultima etapa del estudio tendremos que comprender este tipo de Autoencoder que nos permiten mediante su entrenamiento generar datos originales <text:s/>como veremos mas adelante.</text:p>
      <text:p text:style-name="P4"/>
      <text:p text:style-name="P2">2.2.2 DESARROLLO</text:p>
      <text:p text:style-name="P4"/>
      <text:p text:style-name="P4">Como segundo subobjetivo está el desarrollo del sistema generador de fuentes. Este objetivo se subdivide en varios subobjetivos agrupados en las dos partes del sistema (backend y frontend).</text:p>
      <text:p text:style-name="P4"/>
      <text:p text:style-name="P12">BAKCEND</text:p>
      <text:p text:style-name="P4"/>
      <text:p text:style-name="P1"><text:soft-page-break/><text:span text:style-name="T1">2.2.2.1 Construir un VAE</text:span></text:p>
      <text:p text:style-name="P4"/>
      <text:p text:style-name="P4">Para poder generar datos primero necesitamos un VAE entrenado que sea capaz de generarlos, para entrenar dicho VAE primero necesitamos programarlo/construirlo. Para ello se elegirá un VAE ya construido el cual modificaremos/adaptaremos al problema.</text:p>
      <text:p text:style-name="P4"/>
      <text:p text:style-name="P2">2.2.2.2 Elegir o crear un conjunto de datos de entrenamiento valido y entrenar los VAE</text:p>
      <text:p text:style-name="P4"/>
      <text:p text:style-name="P4">Para que los VAE sean capaz de generar datos deben ser entrenados con un conjunto de datos (dataset) valido, por lo que se busca un conjunto valido. Un conjunto valido de datos en este caso es un conjunto de imágenes de letras escritas en distintas fuentes y que no contenga ruido (fuentes que son símbolos, fuentes ilegibles, etc.) para el correcto entrenamiento de los VAE. </text:p>
      <text:p text:style-name="P4"/>
      <text:p text:style-name="P4">Para ello se crea un conjunto de datos con las fuentes propias del sistema operativo Windows y eliminamos de ellas las fuentes simbólicas (basadas en símbolos) y se entrenan los VAE con dicho conjunto, de forma que sean capaces de generar letras legibles.</text:p>
      <text:p text:style-name="P4"/>
      <text:p text:style-name="P2">2.2.2.3 Desarrollar un sistema generador de fuentes y transcriptor de texto</text:p>
      <text:p text:style-name="P4"/>
      <text:p text:style-name="P4">Con los VAES entrenados debemos exportar sus pesos y usarlos en un sistema que conecte con una BBDD en MongoDB y cuyas funciones nos permitan:</text:p>
      <text:list xml:id="list6707290677050329837" text:style-name="L4">
        <text:list-item>
          <text:p text:style-name="P6">Transcribir texto con una fuente ya generada</text:p>
        </text:list-item>
        <text:list-item>
          <text:p text:style-name="P6">Transcribir texto con una fuente generada con los parámetros de entrada</text:p>
        </text:list-item>
        <text:list-item>
          <text:p text:style-name="P6">Generar una fuente</text:p>
        </text:list-item>
        <text:list-item>
          <text:p text:style-name="P6">Guardar una fuente</text:p>
        </text:list-item>
        <text:list-item>
          <text:p text:style-name="P6">Borrar una fuente</text:p>
        </text:list-item>
        <text:list-item>
          <text:p text:style-name="P6">Ver una del sistema</text:p>
        </text:list-item>
      </text:list>
      <text:p text:style-name="P4"/>
      <text:p text:style-name="P1"><text:span text:style-name="T1">2.2.2.4 Desarrollo de un API REST</text:span></text:p>
      <text:p text:style-name="P4"/>
      <text:p text:style-name="P4">Una API REST es una interfaz con el servidor, unas funcionalidades que se pueden usar del servidor sin estado en este, es decir, sin que el servidor cambie de forma interna para dicha petición. Este termino tiene dos partes:</text:p>
      <text:list xml:id="list1625817131769777483" text:style-name="L6">
        <text:list-item>
          <text:p text:style-name="P7"><text:span text:style-name="T8">API</text:span>: Es un conjunto de funciones que sirven de interfaz con un sistema</text:p>
        </text:list-item>
        <text:list-item>
          <text:p text:style-name="P7"><text:span text:style-name="T8">REST</text:span>: El servidor que contiene la API y el sistema que usa dicha API es carente de estado, es decir, su estado siempre es el mismo y solo se encarga de responder a las peticiones sin modificarse internamente.</text:p>
        </text:list-item>
      </text:list>
      <text:p text:style-name="P4"/>
      <text:p text:style-name="P1"><text:span text:style-name="T2">Con el fin de poder utilizar la aplicación desarrollada, se implementará una API REST. A partir de esta API REST, se podrá usar el sistema generador de fuentes y transcriptor de texto y sus funciones.</text:span></text:p>
      <text:p text:style-name="P1"><text:span text:style-name="T2"/></text:p>
      <text:p text:style-name="P1"><text:span text:style-name="T2">Esta API funcionara como backend, es decir, funcionara como servidor sin estado (REST), conectara con MongoDB e implementara sus propias funciones:</text:span></text:p>
      <text:list xml:id="list7394413082163953069" text:style-name="L5">
        <text:list-item>
          <text:p text:style-name="P11"><text:span text:style-name="T2">Crear un usuario </text:span></text:p>
        </text:list-item>
        <text:list-item>
          <text:p text:style-name="P11"><text:span text:style-name="T2">Borrar un usuario</text:span></text:p>
        </text:list-item>
        <text:list-item>
          <text:p text:style-name="P11"><text:span text:style-name="T2">Cambiar la contraseña de un usuario</text:span></text:p>
        </text:list-item>
        <text:list-item>
          <text:p text:style-name="P11"><text:span text:style-name="T2">Hacer login en el sistema (comprobar si ese usuario existe)</text:span></text:p>
        </text:list-item>
        <text:list-item>
          <text:p text:style-name="P11"><text:span text:style-name="T2">Ver todas las fuentes del sistema</text:span></text:p>
        </text:list-item>
      </text:list>
      <text:p text:style-name="P1"><text:soft-page-break/><text:span text:style-name="T2"/></text:p>
      <text:p text:style-name="P1"><text:span text:style-name="T4">FRONTEND</text:span></text:p>
      <text:p text:style-name="P4"/>
      <text:p text:style-name="P1"><text:span text:style-name="T1">2.2.2.5 Desarrollo de una aplicación Android</text:span></text:p>
      <text:p text:style-name="P4"/>
      <text:p text:style-name="P4">Para poder validar el backend del sistema se necesita un cliente que haga uso de este, en nuestro caso se decidió usar una aplicación móvil desarrollada en Android.</text:p>
      <text:p text:style-name="P4"/>
      <text:p text:style-name="P1"><text:span text:style-name="T2">Este cliente en Android implementa las funcionalidades del API REST, permite usarlas y visualizarlas desde un móvil. Este cliente nos permitirá usar todas las funciones del servidor y funcionara como ejemplo/demo para el uso del generador automático de fuentes.</text:span></text:p>
      <text:p text:style-name="P4"/>
      <text:p text:style-name="P1"><text:span text:style-name="T1">2.</text:span><text:span text:style-name="T1">3 HERRAMEINTAS Y MEDIOS UTILIZADOS</text:span></text:p>
      <text:p text:style-name="P4"/>
      <text:p text:style-name="P1"><text:span text:style-name="T1">2.</text:span><text:span text:style-name="T1">3.1 MEDIOS HARDWARE</text:span></text:p>
      <text:p text:style-name="P4"/>
      <text:p text:style-name="P2">Ordenador portátil de uso profesional</text:p>
      <text:p text:style-name="P1"/>
      <text:list xml:id="list946216584612737485" text:style-name="L2">
        <text:list-item>
          <text:p text:style-name="P5">Memoria RAM: 8.00 GB </text:p>
        </text:list-item>
        <text:list-item>
          <text:p text:style-name="P13"><text:span text:style-name="T2">Procesador: Intel Core i7-</text:span><text:span text:style-name="T2">4510U </text:span><text:span text:style-name="T2"><text:s/>CPU 2.00 GHz 3.10 GHz </text:span></text:p>
        </text:list-item>
        <text:list-item>
          <text:p text:style-name="P5">Disco Duro: 1TB </text:p>
        </text:list-item>
        <text:list-item>
          <text:p text:style-name="P5">Tarjeta Gráfica: Nvidia GeForce 840M 4GB DRR3</text:p>
        </text:list-item>
      </text:list>
      <text:p text:style-name="P4"/>
      <text:p text:style-name="P2">Ordenador sobremesa de uso personal</text:p>
      <text:p text:style-name="P1"/>
      <text:list xml:id="list33771729" text:continue-numbering="true" text:style-name="L2">
        <text:list-item>
          <text:p text:style-name="P10"><text:span text:style-name="T2">Memoria RAM: 8.00 GB <text:s/></text:span><text:span text:style-name="T2">DRR4</text:span><text:span text:style-name="T2"> </text:span></text:p>
        </text:list-item>
        <text:list-item>
          <text:p text:style-name="P13"><text:span text:style-name="T2">Procesador: </text:span><text:span text:style-name="T2">AMD Ryzen 5 1600 3.2GHz</text:span></text:p>
        </text:list-item>
        <text:list-item>
          <text:p text:style-name="P10"><text:span text:style-name="T2">Disco Duro: </text:span><text:span text:style-name="T2">2</text:span><text:span text:style-name="T2">TB </text:span></text:p>
        </text:list-item>
        <text:list-item>
          <text:p text:style-name="P10"><text:span text:style-name="T2">Tarjeta Gráfica: </text:span><text:span text:style-name="T2">Gygabyte GTX 1060 Windforce oc 3GB GDDR5</text:span></text:p>
        </text:list-item>
      </text:list>
      <text:p text:style-name="P4"/>
      <text:p text:style-name="P1"><text:span text:style-name="T1">2.</text:span><text:span text:style-name="T1">3.2 MEDIOS SOFTWARE</text:span></text:p>
      <text:p text:style-name="P4"/>
      <text:p text:style-name="P2">Sistema Operativo Windows 10 Educational Pro</text:p>
      <text:p text:style-name="P4"/>
      <text:p text:style-name="P4">El sistema Operativo (SO) usado para desarrollar todo el sistema y la documentación del presente TFG ha sido Windows 10 en su edición educacional pro.</text:p>
      <text:p text:style-name="P4"/>
      <text:p text:style-name="P1"><text:span text:style-name="T1">Flask</text:span><text:span text:style-name="T2"> </text:span></text:p>
      <text:p text:style-name="P4"/>
      <text:p text:style-name="P4">Flask es un Framework minimalista escrito en Python que permite crear aplicaciones web. Está basado en el kit de herramientas Werkzeug y el motor de plantillas Jinja2. Es el principal partícipe para la implementación de la API REST que se comentara mas adelante en el capitulo 3.</text:p>
      <text:p text:style-name="P4"/>
      <text:p text:style-name="P17">PIL/Pillow</text:p>
      <text:p text:style-name="P16"/>
      <text:p text:style-name="P15">La Python Imaging Library (PIL) otorga al interprete Python la capacidad de procesar imagenes.</text:p>
      <text:p text:style-name="P15"/>
      <text:p text:style-name="P15">Esta librería soporta una gran cantidad de extensiones de archivo, ademas permite una representación </text:p>
      <text:p text:style-name="P15"><text:soft-page-break/>interna eficiente y una gran capacidad de procesamiento de imagenes.</text:p>
      <text:p text:style-name="P15"/>
      <text:p text:style-name="P15">Ademas el núcleo de esta librería esta diseñado para acceder de manera rápida a los datos guardados </text:p>
      <text:p text:style-name="P15">con un formato básico de pixeles. </text:p>
      <text:p text:style-name="P15"/>
      <text:p text:style-name="P18">TensorFlow</text:p>
      <text:p text:style-name="P15"/>
      <text:p text:style-name="P15">TensorFlow ™ es una biblioteca de software de código abierto para el cálculo numérico de alto </text:p>
      <text:p text:style-name="P15">rendimiento. Su arquitectura flexible permite una fácil implementación de computación en una </text:p>
      <text:p text:style-name="P15">variedad de plataformas (CPU, GPU, TPU) y desde escritorios hasta clústeres de servidores y </text:p>
      <text:p text:style-name="P15">dispositivos móviles y periféricos.</text:p>
      <text:p text:style-name="P15">Ademas viene con un fuerte soporte para Machine Learning y Deep Learning y el núcleo de </text:p>
      <text:p text:style-name="P15">computación numérica flexible se utiliza en muchos otros dominios científicos.</text:p>
      <text:p text:style-name="P15"/>
      <text:p text:style-name="P18">Keras</text:p>
      <text:p text:style-name="P15"/>
      <text:p text:style-name="P15">Keras es una API de redes neuronales de alto nivel, escrita en Python y capaz de ejecutarse sobre </text:p>
      <text:p text:style-name="P15">TensorFlow, CNTK o Theano. Fue desarrollado para permitir la experimentación rápida. Poder pasar </text:p>
      <text:p text:style-name="P19"><text:span text:style-name="T5">de la idea al resultado con la menor demora posible es la clave para hacer una buena investigación.</text:span></text:p>
      <text:p text:style-name="P4"/>
      <text:p text:style-name="P2">Python</text:p>
      <text:p text:style-name="P4"/>
      <text:p text:style-name="P4">Python es un lenguaje de programación interpretado. Se trata de un lenguaje de programación multiparadigma, ya que soporta orientación a objetos, programación imperativa y programación funcional. En este TFG se ha usado para el desarrollo de la API REST con Flask, así como para la implementación, entrenamiento y desarrollo del generador de fuentes y del sistema transcriptor de texto.</text:p>
      <text:p text:style-name="P4"/>
      <text:p text:style-name="P1"><text:span text:style-name="T1">Git</text:span><text:span text:style-name="T2"> </text:span></text:p>
      <text:p text:style-name="P4"/>
      <text:p text:style-name="P4">Git es un sistema de control de versiones de código abierto y gratuito para manejar desde proyectos pequeños a muy grandes, con velocidad y eficiencia. </text:p>
      <text:p text:style-name="P4"/>
      <text:p text:style-name="P1"><text:span text:style-name="T1">GitHub</text:span><text:span text:style-name="T2"> </text:span></text:p>
      <text:p text:style-name="P4"/>
      <text:p text:style-name="P4">GitHub es una plataforma de desarrollo inspirada en la forma en que se trabaja. Desde el código abierto hasta el negocio, se puede alojar y revisar códigos, administrar proyectos y crear software.</text:p>
      <text:p text:style-name="P4"/>
      <text:p text:style-name="P17">Android</text:p>
      <text:p text:style-name="P16"/>
      <text:p text:style-name="P15">Android es un sistema operativo basado en el núcleo Linux. Fue diseñado principalmente para </text:p>
      <text:p text:style-name="P15">dispositivos móviles con pantalla táctil, como teléfonos inteligentes, tabletas y también para relojes </text:p>
      <text:p text:style-name="P15">inteligentes, televisores y automóviles. Es un SO basado en java para el computo y las operaciones y </text:p>
      <text:p text:style-name="P15">XML para la interfaz y su diseño. </text:p>
      <text:p text:style-name="P15"/>
      <text:p text:style-name="P18">Android Studio</text:p>
      <text:p text:style-name="P15"/>
      <text:p text:style-name="P15">Android Studio es el entorno de desarrollo integrado oficial para la plataforma Android. </text:p>
      <text:p text:style-name="P15"/>
      <text:p text:style-name="P15"><text:soft-page-break/>Está basado en el software IntelliJ IDEA de JetBrains y ha sido publicado de forma gratuita a través de </text:p>
      <text:p text:style-name="P15">la Licencia Apache 2.0. Está disponible para las plataformas Microsoft Windows, macOS y </text:p>
      <text:p text:style-name="P19"><text:span text:style-name="T5">GNU/Linux. Ha sido diseñado específicamente para el desarrollo de Android. </text:span></text:p>
      <text:p text:style-name="P4"/>
      <text:p text:style-name="P2">Conda</text:p>
      <text:p text:style-name="P4"/>
      <text:p text:style-name="P3">Conda es un sistema de gestión de paquetes de código abierto y un sistema de gestión del entorno que se ejecuta en Windows, macOS y Linux. Conda crea, guarda, carga y cambia fácilmente entre entornos en su computadora local. Fue creado para programas de Python, pero puede empaquetar y distribuir software para cualquier idioma. En el presente TFG ha sido utilizado para programar y desarrollar Python en Windows.</text:p>
      <text:p text:style-name="P2">Spyder</text:p>
      <text:p text:style-name="P4"/>
      <text:p text:style-name="P16">Spyder es el Entorno de desarrollo Científico de Python, cuanta con un entorno de desarrollo Python </text:p>
      <text:p text:style-name="P15">muy interactivo con propiedades avanzadas de edición, diseño, debuggin e introspección.</text:p>
      <text:p text:style-name="P15"/>
      <text:p text:style-name="P15">Spyder también trae un entorno de computación numérica gracias al soporte de Ipython (un interprete </text:p>
      <text:p text:style-name="P15">interactivo de Python) y librerias populares de Python para computación numérica, tales como NumPy </text:p>
      <text:p text:style-name="P15">(Algebra linear), SciPy (Señales y procesamiento de imagenes) y matplotlib (Trazado interactivo para </text:p>
      <text:p text:style-name="P15">2D/3D).</text:p>
      <text:p text:style-name="P4"/>
      <text:p text:style-name="P2">OpenOffice</text:p>
      <text:p text:style-name="P4"/>
      <text:p text:style-name="Standard"><text:span text:style-name="Strong_20_Emphasis"><text:span text:style-name="T2">Apache OpenOffice</text:span></text:span><text:span text:style-name="T2"> </text:span><text:span text:style-name="T4">es una </text:span><text:span text:style-name="Strong_20_Emphasis"><text:span text:style-name="T4">suite de oficina</text:span></text:span><text:span text:style-name="T4"> de </text:span><text:span text:style-name="Strong_20_Emphasis"><text:span text:style-name="T4">código abierto</text:span></text:span><text:span text:style-name="T4"> líder para el </text:span><text:span text:style-name="Strong_20_Emphasis"><text:span text:style-name="T4">procesamiento de palabras</text:span></text:span><text:span text:style-name="T4">, </text:span><text:span text:style-name="Strong_20_Emphasis"><text:span text:style-name="T4">hojas de cálculo</text:span></text:span><text:span text:style-name="T4">, </text:span><text:span text:style-name="Strong_20_Emphasis"><text:span text:style-name="T4">presentaciones</text:span></text:span><text:span text:style-name="T4">, </text:span><text:span text:style-name="Strong_20_Emphasis"><text:span text:style-name="T4">gráficos</text:span></text:span><text:span text:style-name="T4">, </text:span><text:span text:style-name="Strong_20_Emphasis"><text:span text:style-name="T4">bases de datos</text:span></text:span><text:span text:style-name="T4"> y más. </text:span><text:span text:style-name="T2">Se ha usado en este TFG para el desarrollo de la presente documentación. </text:span></text:p>
      <text:p text:style-name="P4"/>
      <text:p text:style-name="P2">Latex</text:p>
      <text:p text:style-name="P4"/>
      <text:p text:style-name="Standard"><text:span text:style-name="T2">LaTeX es un sistema de composición tipográfica de altas prestaciones con </text:span><text:bookmark text:name="tw-target-text"/><text:span text:style-name="T6">características diseñadas para la producción de documentación técnica y científica. S</text:span><text:span text:style-name="T7">e ha usado en este TFG para el desarrollo de la presente documentación. </text:span></text:p>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Mangal1" svg:font-family="Mangal"/>
    <style:font-face style:name="OpenSymbol1" svg:font-family="OpenSymbol"/>
    <style:font-face style:name="serif" svg:font-family="serif"/>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47cm" fo:line-height="120%"/>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loext:contextual-spacing="false" fo:margin-top="0cm" fo:margin-bottom="0cm"/>
      <style:text-properties style:font-name="Liberation Mono" fo:font-size="10pt" style:font-name-asian="NSimSun" style:font-size-asian="10pt" style:font-name-complex="Liberation Mono" style:font-size-complex="10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10-20T23:40:51.940000000</meta:creation-date>
    <meta:generator>OpenOffice/4.1.3$Win32 OpenOffice.org_project/413m1$Build-9783</meta:generator>
    <dc:date>2018-05-21T13:57:42.21</dc:date>
    <meta:editing-duration>PT2H42M58S</meta:editing-duration>
    <meta:editing-cycles>4</meta:editing-cycles>
    <meta:document-statistic meta:table-count="0" meta:image-count="0" meta:object-count="0" meta:page-count="5" meta:paragraph-count="112" meta:word-count="1551" meta:character-count="9730"/>
  </office:meta>
</office:document-meta>
</file>